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Calibri Light'" style:font-family-asian="'Calibri Light'" style:font-family-complex="'Calibri Light'"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Calibri Light'" style:font-family-asian="'Calibri Light'" style:font-family-complex="'Calibri Light'"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Calibri Light'" style:font-family-asian="'Calibri Light'" style:font-family-complex="'Calibri Light'"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Calibri Light'" style:font-family-asian="'Calibri Light'" style:font-family-complex="'Calibri Light'"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Calibri Light'" style:font-family-asian="'Calibri Light'" style:font-family-complex="'Calibri Light'"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Calibri Light'" style:font-family-asian="'Calibri Light'" style:font-family-complex="'Calibri Light'"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Calibri Light'" style:font-family-asian="'Calibri Light'" style:font-family-complex="'Calibri Light'"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Calibri Light'" style:font-family-asian="'Calibri Light'" style:font-family-complex="'Calibri Light'"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Calibri Light'" style:font-family-asian="'Calibri Light'" style:font-family-complex="'Calibri Light'"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Calibri Light'" style:font-family-asian="'Calibri Light'" style:font-family-complex="'Calibri Light'"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Calibri Light'" style:font-family-asian="'Calibri Light'" style:font-family-complex="'Calibri Light'"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Calibri Light'" style:font-family-asian="'Calibri Light'" style:font-family-complex="'Calibri Light'"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Calibri Light'" style:font-family-asian="'Calibri Light'" style:font-family-complex="'Calibri Light'"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Calibri Light'" style:font-family-asian="'Calibri Light'" style:font-family-complex="'Calibri Light'"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Calibri Light'" style:font-family-asian="'Calibri Light'" style:font-family-complex="'Calibri Light'"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Calibri Light'" style:font-family-asian="'Calibri Light'" style:font-family-complex="'Calibri Light'"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Calibri Light'" style:font-family-asian="'Calibri Light'" style:font-family-complex="'Calibri Light'"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Calibri Light'" style:font-family-asian="'Calibri Light'" style:font-family-complex="'Calibri Light'"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Calibri Light'" style:font-family-asian="'Calibri Light'" style:font-family-complex="'Calibri Light'"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40" style:family="text">
      <style:text-properties fo:font-size="12.00pt" fo:font-weight="normal" fo:font-family="'Calibri Light'" style:font-family-asian="'Calibri Light'" style:font-family-complex="'Calibri Light'"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Calibri Light'" style:font-family-asian="'Calibri Light'" style:font-family-complex="'Calibri Light'"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45" style:family="text">
      <style:text-properties fo:font-size="12.00pt" fo:font-weight="normal" fo:font-family="'Calibri Light'" style:font-family-asian="'Calibri Light'" style:font-family-complex="'Calibri Light'"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Calibri Light'" style:font-family-asian="'Calibri Light'" style:font-family-complex="'Calibri Light'"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50" style:family="text">
      <style:text-properties fo:font-size="12.00pt" fo:font-weight="normal" fo:font-family="'Calibri Light'" style:font-family-asian="'Calibri Light'" style:font-family-complex="'Calibri Light'"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53" style:family="text">
      <style:text-properties fo:font-size="12.00pt" fo:font-weight="normal" fo:font-family="'Calibri Light'" style:font-family-asian="'Calibri Light'" style:font-family-complex="'Calibri Light'"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56" style:family="text">
      <style:text-properties fo:font-size="12.00pt" fo:font-weight="normal" fo:font-family="'Calibri Light'" style:font-family-asian="'Calibri Light'" style:font-family-complex="'Calibri Light'"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normal" fo:font-family="'Calibri Light'" style:font-family-asian="'Calibri Light'" style:font-family-complex="'Calibri Light'" fo:background-color="transparent" style:use-window-font-color="true"/>
    </style:style>
    <style:style style:name="T59"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60" style:family="text">
      <style:text-properties fo:font-size="12.00pt" fo:font-weight="normal" fo:font-family="'Calibri Light'" style:font-family-asian="'Calibri Light'" style:font-family-complex="'Calibri Light'"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fo:font-family="'Calibri Light'" style:font-family-asian="'Calibri Light'" style:font-family-complex="'Calibri Light'" fo:background-color="transparent" style:use-window-font-color="true"/>
    </style:style>
    <style:style style:name="T63"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64" style:family="text">
      <style:text-properties fo:font-size="12.00pt" fo:font-weight="normal" fo:font-family="'Calibri Light'" style:font-family-asian="'Calibri Light'" style:font-family-complex="'Calibri Light'"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fo:font-family="'Calibri Light'" style:font-family-asian="'Calibri Light'" style:font-family-complex="'Calibri Light'" fo:background-color="transparent" style:use-window-font-color="true"/>
    </style:style>
    <style:style style:name="T67"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68" style:family="text">
      <style:text-properties fo:font-size="12.00pt" fo:font-weight="normal" fo:font-family="'Calibri Light'" style:font-family-asian="'Calibri Light'" style:font-family-complex="'Calibri Light'"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normal" fo:font-family="'Calibri Light'" style:font-family-asian="'Calibri Light'" style:font-family-complex="'Calibri Light'"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2.00pt" fo:font-weight="normal" fo:font-family="'Calibri Light'" style:font-family-asian="'Calibri Light'" style:font-family-complex="'Calibri Light'"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75" style:family="text">
      <style:text-properties fo:font-size="12.00pt" fo:font-weight="normal" fo:font-family="'Calibri Light'" style:font-family-asian="'Calibri Light'" style:font-family-complex="'Calibri Light'"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2.00pt" fo:font-weight="normal" fo:font-family="'Calibri Light'" style:font-family-asian="'Calibri Light'" style:font-family-complex="'Calibri Light'"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80" style:family="text">
      <style:text-properties fo:font-size="12.00pt" fo:font-weight="normal" fo:font-family="'Calibri Light'" style:font-family-asian="'Calibri Light'" style:font-family-complex="'Calibri Light'"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2.00pt" fo:font-weight="normal" fo:font-family="'Calibri Light'" style:font-family-asian="'Calibri Light'" style:font-family-complex="'Calibri Light'"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office:automatic-styles>
  <office:body>
    <office:text>
      <text:p text:style-name="P1"><text:span text:style-name="T1">Zwecks<text:s text:c="2"/>Paralleluniversen,<text:s text:c="2"/>i hob do ah a Hypothese,<text:line-break/>Du woasd sicha schomoi in ana Situation, wo du docht hosd woa, dassi des überlebt hob, oder woa dass jetz nix passiert is, oda woah, masn ghobt des hed schiach ausgeh kena.<text:line-break/>Wos waun wirkli wos schiefgaunga is und ma in dem moment gstoabn is und si des Universum Teilt, in des Universum wo wir jetz san und si dengan, woah fuck masn ghod, und a universum wo ma ebn gstorbn is.<text:line-break/>Bzw immer wenn ma a entscheidung trifft, zweigts universum ab, drum gibt’s ah unendliche universen mid unendliche möglichkeiten, weil es gibt im prinzip immer mehr möglichkeiten.</text:span></text:p>
      <text:p text:style-name="P1"><text:span text:style-name="T2"/></text:p>
      <text:p text:style-name="P1"><text:span text:style-name="T3">Najo Unfälle muasd definieren, Kondom reissn is a unfall. Owa do gibt’s nu imma de pille danach zur not, waun ma do ned dazua kimmt hod ma im schnitt tdm nu bis zu 12 wochn zeit dass ma si drum kümmert. De de mid 16 kidner hom woin, duad ma lad waun i des so sog, owa des san in de meisten fälle menschen, de daham ka aufmerksamkeit griagt hom und hoffn dass sis dann mid am kind griagn, bzw generell um aufmerksamkeit zb auf facebook etc zu griagn, bzw die grund is ah ziemlich guad und plausibel und wsl zutreffend. Vergewaltigung hob i goaned bedacht, eben wegn dem grund dass se ses ned aussuachn kena hom, und es a immenser psychischer stress druck is.</text:span></text:p>
      <text:p text:style-name="P1"><text:span text:style-name="T4"/></text:p>
      <text:p text:style-name="P1"><text:span text:style-name="T5">Alane dass des scho a ding is dass ma wegn jedem furz verklagt werden kann, is erschreckend... und läuft wieder aufs geld aus.</text:span></text:p>
      <text:p text:style-name="P1"><text:span text:style-name="T6"/></text:p>
      <text:p text:style-name="P1"><text:span text:style-name="T7">Na muas ned sei, es miassn se nur mehr leid wie du und i zomfinden, drüber reden modelle/simulationen erstellen um zu schauen wos des beste wa zu unternehmen, a kollektiv vu gscheide leid sozusogen. Won ma so weit is daun san des sicha gnuag leid um zumindest moi in ana stadt in bürgermeister ausm amt zu entheben bzws moi an klan schneeball ins rollen bringt.</text:span></text:p>
      <text:p text:style-name="P1"><text:span text:style-name="T8"/></text:p>
      <text:p text:style-name="P1"><text:span text:style-name="T9">I hob Mr Robot ne dgseng, owa i dad man gern mit dir anschaun</text:span></text:p>
      <text:p text:style-name="P1"><text:span text:style-name="T10"/></text:p>
      <text:p text:style-name="P1"><text:span text:style-name="T11">De wenigsten wissen dass 1% 99% vum geld hom und im prinzip olle stricke in de hände hom, owa wie hod sowos zu stande kema kena ? Hod do nie wer higschaut ? De hom ah moi kla augfaunga ? Wie hom de so vü reichtum und macht anhaufn kena? Des hod eh sicha scho vor hunderten jahren augfaunga, owa trotzdem umso schlimmer dass bis heid si nunix drau geändert hod und de nuned gestürzt worden san.</text:span></text:p>
      <text:p text:style-name="P1"><text:span text:style-name="T12"/></text:p>
      <text:p text:style-name="P1"><text:span text:style-name="T13">Oda ebn de Industrie oder der Braunkohleabbau in Deitschland... des is wüd richtig wüd, mir keman de tränen waun i bilder siag, und i faung zum reahn au wauni dokus vu de leid siag de wortwörtlich vertrieben und aus ernare selbst aufgebauten eigenen 4 wände getrieben werden... </text:span></text:p>
      <text:p text:style-name="P1"><text:span text:style-name="T14"/></text:p>
      <text:p text:style-name="P1"><text:span text:style-name="T15">Wie kau des sei dass zuaglossn wird das de luft undde erde so verdreckt wird dass de zukünftigen generationen wortwörtlich ka luft mehr zum schnaufn, ka wossa zum saufn, und ka land zum leben hobn... Owa egal hauptsoch wir hom jetz profit.</text:span></text:p>
      <text:p text:style-name="P1"><text:span text:style-name="T16"/></text:p>
      <text:p text:style-name="P1"><text:span text:style-name="T17">Warum wird ned mehr in Thorium investiert fia kraftwerke ? Weils ned fiad waffenindustrie zu gebrauchen is, obwois i bin ma grod ned sicha owa i moa dass thorium sogoa a nebenprodukt is vu Minenabbau bzw generell abfall vu bestimmte kernspaltungs und ondre prozesse, dont quote me on that lol</text:span></text:p>
      <text:p text:style-name="P1"><text:span text:style-name="T18"/></text:p>
      <text:p text:style-name="P1"><text:span text:style-name="T19">we need a educated and scientific literate collective of humans for this task to accomplish!</text:span></text:p>
      <text:p text:style-name="P1"><text:span text:style-name="T20"/></text:p>
      <text:p text:style-name="P1"><text:span text:style-name="T21">Najo in größten teil hosd vergessn vu de leid mid da mondlandung/flatearth und zwoa san des kane aussenseiter, sondern anfoch ungebildete leid ohne eigene meinung bzw de se erna meinung und den größten teil auf rtl beschaffen.</text:span></text:p>
      <text:p text:style-name="P1"><text:span text:style-name="T21">Bzw de meinung vu ondre vertreten ohne a ahnung davo zu haben, und a drauf zu bestehen.</text:span></text:p>
      <text:p text:style-name="P1"><text:span text:style-name="T22"/></text:p>
      <text:p text:style-name="P1"><text:span text:style-name="T23">Bzw leid de se nur in kreisen bewegen vu eben an absatz vorher genannte leid. Und sie dann in ana echo chamber san und nu bestätigt werdn in ihrem delusionalen gedanken.</text:span></text:p>
      <text:p text:style-name="P1"><text:span text:style-name="T24"/></text:p>
      <text:p text:style-name="P1"><text:span text:style-name="T25">Sicha jede Persöhnlichkeit is einzigartig, es gibt hoid gewisse muster de se mehrere leid teilen und ähnlich/gemeinsam hobn owa jo des hosd sche gsogt mit de Ausnahmen ^^</text:span></text:p>
      <text:p text:style-name="P1"><text:span text:style-name="T26"/></text:p>
      <text:p text:style-name="P1"><text:span text:style-name="T27">Najo so stimmt des ah ned dass an gebn muas der sei gsicht hihoid, waun ma a kollektiv hod, daun is ma ah gscheid gnuag dass ma se an fictionalen character ausdenkt und erm an alias gibt der dann des Gesicht is ^^<text:s text:c="2"/>owa über des was glauwi gscheida persöhnlihc drüber zu reden weils afoch so vü möglichkeiten gibt.</text:span></text:p>
      <text:p text:style-name="P1"><text:span text:style-name="T28"/></text:p>
      <text:p text:style-name="P1"><text:span text:style-name="T29">Zum Mr Robot zitat:</text:span></text:p>
      <text:p text:style-name="P1"><text:span text:style-name="T30"/></text:p>
      <text:p text:style-name="P1"><text:span text:style-name="T31">Dem kaun i ah nur zu 100% zustimmen und es is so schod... </text:span></text:p>
      <text:p text:style-name="P1"><text:span text:style-name="T32"/></text:p>
      <text:p text:style-name="P1"><text:span text:style-name="T33">Und leida wird generell in de Medien ned wirklich irgendwos substantielles zagt...</text:span></text:p>
      <text:p text:style-name="P1"><text:span text:style-name="T34"/></text:p>
      <text:p text:style-name="P1"><text:span text:style-name="T35">i dua da do a poa links eina vu sochn vond enen ma zumindest moi ghert hobn soit weils wirklcih interessant is bzw am de augn öffnet.</text:span></text:p>
      <text:p text:style-name="P1"><text:span text:style-name="T36"/></text:p>
      <text:p text:style-name="P1"><text:span text:style-name="T37">I bin weder pro israel nu pro palästina, owa der psychische druck und der stress, duatn is jedn tog irgendwos</text:span></text:p>
      <text:p text:style-name="P1"><text:span text:style-name="T38"/></text:p>
      <text:p text:style-name="P1"><text:a xlink:href="https://www.youtube.com/watch?v=_-kP3Wi6iEg"><text:span text:style-name="T39">https://www.youtube.com/watch?v=_-kP3Wi6iEg</text:span></text:a><text:span text:style-name="T40"/></text:p>
      <text:p text:style-name="P1"><text:span text:style-name="T41"/></text:p>
      <text:p text:style-name="P1"><text:span text:style-name="T42">vu dem hert ma leider ah zu wenig, owa hauptsoch wir zoin moi unsre steian ned, daun kaunst das leben ois normaler mensch eh scho vergessn</text:span></text:p>
      <text:p text:style-name="P1"><text:span text:style-name="T43"/></text:p>
      <text:p text:style-name="P1"><text:a xlink:href="https://derstandard.at/2000089591689/Oesterreich-betroffen-Cum-Ex-Skandal-um-Steuertricks-weitet-sich-aus"><text:span text:style-name="T44">https://derstandard.at/2000089591689/Oesterreich-betroffen-Cum-Ex-Skandal-um-Steuertricks-weitet-sich-aus</text:span></text:a><text:span text:style-name="T45"/></text:p>
      <text:p text:style-name="P1"><text:span text:style-name="T46"/></text:p>
      <text:p text:style-name="P1"><text:span text:style-name="T47">und daun wosi da gsogt hob mit de massensterben, und des geile is angeblich wissn ned warum de algen so blühen und kenan nur spekulieren, i hobs da gsogt warum, a bissl recherchieren und ma was warum...</text:span></text:p>
      <text:p text:style-name="P1"><text:span text:style-name="T48"/></text:p>
      <text:p text:style-name="P1"><text:a xlink:href="https://www.theguardian.com/us-news/2018/aug/13/florida-gulf-coast-red-tide-toxic-algae-bloom-killing-florida-wildlife"><text:span text:style-name="T49">https://www.theguardian.com/us-news/2018/aug/13/florida-gulf-coast-red-tide-toxic-algae-bloom-killing-florida-wildlife</text:span></text:a><text:span text:style-name="T50"/></text:p>
      <text:p text:style-name="P1"><text:span text:style-name="T51"/></text:p>
      <text:p text:style-name="P1"><text:a xlink:href="https://www.businessinsider.de/red-tide-in-florida-toxic-algae-bloom-2018-8?op=1"><text:span text:style-name="T52">https://www.businessinsider.de/red-tide-in-florida-toxic-algae-bloom-2018-8?op=1</text:span></text:a><text:span text:style-name="T53"/></text:p>
      <text:p text:style-name="P1"><text:span text:style-name="T54"/></text:p>
      <text:p text:style-name="P1"><text:a xlink:href="https://www.youtube.com/watch?v=kUTYSyd3LR0"><text:span text:style-name="T55">https://www.youtube.com/watch?v=kUTYSyd3LR0</text:span></text:a><text:span text:style-name="T56"/></text:p>
      <text:p text:style-name="P1"><text:span text:style-name="T57"/></text:p>
      <text:p text:style-name="P1"><text:span text:style-name="T58">bei dem kimmt mas kotzn unds reahn... dauert ca 45 min </text:span></text:p>
      <text:p text:style-name="P1"><text:a xlink:href="https://www.youtube.com/watch?v=OV3EE4gYClo"><text:span text:style-name="T59">https://www.youtube.com/watch?v=OV3EE4gYClo</text:span></text:a><text:span text:style-name="T60"/></text:p>
      <text:p text:style-name="P1"><text:span text:style-name="T61"/></text:p>
      <text:p text:style-name="P1"><text:span text:style-name="T62">bisl intredasting science und busts</text:span></text:p>
      <text:p text:style-name="P1"><text:a xlink:href="https://www.youtube.com/watch?v=l6uLUaqgWY0"><text:span text:style-name="T63">https://www.youtube.com/watch?v=l6uLUaqgWY0</text:span></text:a><text:span text:style-name="T64"/></text:p>
      <text:p text:style-name="P1"><text:span text:style-name="T65"/></text:p>
      <text:p text:style-name="P1"><text:span text:style-name="T66">:P</text:span></text:p>
      <text:p text:style-name="P1"><text:a xlink:href="https://www.youtube.com/watch?v=lTW1iS2dYEI"><text:span text:style-name="T67">https://www.youtube.com/watch?v=lTW1iS2dYEI</text:span></text:a><text:span text:style-name="T68"/></text:p>
      <text:p text:style-name="P1"><text:span text:style-name="T69"/></text:p>
      <text:p text:style-name="P1"><text:span text:style-name="T70">erm derfst ned zu ernst nehma^^ xD er mocht a vü Satire, owa im grossn und gonzn bleibta forreal und er debunked richtig guad ufo videos</text:span></text:p>
      <text:p text:style-name="P1"><text:span text:style-name="T71"/></text:p>
      <text:p text:style-name="P1"><text:span text:style-name="T72">owa des san zb soiche linsn wie i da moi erklärt ob mid strom mochn ^^</text:span></text:p>
      <text:p text:style-name="P1"><text:span text:style-name="T73"/></text:p>
      <text:p text:style-name="P1"><text:a xlink:href="https://www.youtube.com/watch?v=BfuDG4hZphg"><text:span text:style-name="T74">https://www.youtube.com/watch?v=BfuDG4hZphg</text:span></text:a><text:span text:style-name="T75"/></text:p>
      <text:p text:style-name="P1"><text:span text:style-name="T76"/></text:p>
      <text:p text:style-name="P1"><text:span text:style-name="T77">i glaub du host letztens moi in Alex Jones erwähnt oda ? Daun kennst erm eh sicha ah weng und findst des sicha ah voi hilarious xD</text:span></text:p>
      <text:p text:style-name="P1"><text:span text:style-name="T78"/></text:p>
      <text:p text:style-name="P1"><text:a xlink:href="https://www.youtube.com/watch?v=uWd6XgBVIcg"><text:span text:style-name="T79">https://www.youtube.com/watch?v=uWd6XgBVIcg</text:span></text:a><text:span text:style-name="T80"/></text:p>
      <text:p text:style-name="P1"><text:span text:style-name="T81"/></text:p>
      <text:p text:style-name="P1"><text:span text:style-name="T82">so i moa des soit moi bis mittog reichn dassd BS druckst^^</text:span></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text:p text:style-name="P1"><text:span text:style-name="T8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